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6cm" fo:min-width="0.35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72cm" fo:min-width="3.022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45cm" fo:min-width="0.178cm"/>
    </style:style>
    <style:style style:name="gr4" style:family="graphic" style:parent-style-name="objectwithoutfill">
      <style:graphic-properties draw:marker-end="Arrow" draw:marker-end-width="0.3cm" draw:fill="none" draw:fill-color="#dddddd" draw:textarea-vertical-align="middl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014cm" fo:min-width="2.764cm"/>
    </style:style>
    <style:style style:name="gr6" style:family="graphic" style:parent-style-name="objectwithoutfill">
      <style:graphic-properties draw:marker-end="Arrow" draw:marker-end-width="0.3cm" draw:fill="none" draw:fill-color="#dddddd" draw:textarea-vertical-align="botto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292cm" fo:min-width="2.242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292cm" fo:min-width="2.142cm"/>
    </style:style>
    <style:style style:name="gr9" style:family="graphic" style:parent-style-name="objectwithoutfill">
      <style:graphic-properties draw:marker-end="Arrow" draw:marker-end-width="0.3cm" draw:fill="none" draw:textarea-vertical-align="bottom" fo:padding-top="-0.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botto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0.653cm" fo:min-width="2.503cm"/>
    </style:style>
    <style:style style:name="gr13" style:family="graphic" style:parent-style-name="objectwithoutfill">
      <style:graphic-properties draw:marker-end="Arrow" draw:marker-end-width="0.3cm" draw:fill="none" draw:textarea-vertical-align="bottom" fo:padding-top="0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472cm" fo:min-width="2.822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564cm" fo:min-width="2.81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dddddd"/>
      <style:paragraph-properties fo:text-align="center"/>
    </style:style>
    <style:style style:name="P6" style:family="paragraph">
      <loext:graphic-properties draw:fill="none" draw:fill-color="#dddddd"/>
      <style:paragraph-properties fo:text-align="center"/>
      <style:text-properties fo:font-size="11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1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2cm" svg:height="1.2cm" svg:x="2.4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6cm" svg:height="0.8cm" svg:x="1.2cm" svg:y="3cm">
          <text:p text:style-name="P2"><text:span text:style-name="T1">AI scans 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1.355cm" svg:height="1.4cm" svg:x="2.341cm" svg:y="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3cm" svg:y1="3.8cm" svg:x2="3.019cm" svg:y2="4.8cm" draw:start-shape="id1" draw:start-glue-point="2" draw:end-shape="id2" draw:end-glue-point="4" svg:d="M3000 3800l19 1000" svg:viewBox="0 0 20 1001">
          <text:p/>
        </draw:connector>
        <draw:custom-shape draw:style-name="gr5" draw:text-style-name="P3" xml:id="id16" draw:id="id16" draw:layer="layout" svg:width="3.4cm" svg:height="1.4cm" svg:x="6.5cm" svg:y="7.1cm">
          <text:p text:style-name="P2"><text:span text:style-name="T1">Play in top-left</text:span></text:p>
          <text:p text:style-name="P2"><text:span text:style-name="T1">cor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3cm" svg:y1="2.3cm" svg:x2="3cm" svg:y2="3cm" draw:start-shape="id3" draw:start-glue-point="8" draw:end-shape="id1" draw:end-glue-point="0" svg:d="M3000 2300v700" svg:viewBox="0 0 1 701">
          <text:p/>
        </draw:connector>
        <draw:custom-shape draw:style-name="gr3" draw:text-style-name="P4" xml:id="id4" draw:id="id4" draw:layer="layout" svg:width="1.355cm" svg:height="1.4cm" svg:x="5.745cm" svg:y="8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3.019cm" svg:y1="6.2cm" svg:x2="5.745cm" svg:y2="9.6cm" draw:start-shape="id2" draw:start-glue-point="6" draw:end-shape="id4" draw:end-glue-point="5" svg:d="M3019 6200v3400h2726" svg:viewBox="0 0 2727 3401">
          <text:p text:style-name="P2"><text:span text:style-name="T1">Player: 1 piece</text:span></text:p>
        </draw:connector>
        <draw:custom-shape draw:style-name="gr7" draw:text-style-name="P3" xml:id="id5" draw:id="id5" draw:layer="layout" svg:width="2.8cm" svg:height="0.6cm" svg:x="10.3cm" svg:y="9.3cm">
          <text:p text:style-name="P2"><text:span text:style-name="T1">Play in cor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6" draw:id="id6" draw:layer="layout" svg:width="2.7cm" svg:height="0.6cm" svg:x="10.3cm" svg:y="10.8cm">
          <text:p text:style-name="P2"><text:span text:style-name="T1">Play in c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svg:x1="7.1cm" svg:y1="9.6cm" svg:x2="10.3cm" svg:y2="9.6cm" draw:start-shape="id4" draw:start-glue-point="7" draw:end-shape="id5" draw:end-glue-point="3" svg:d="M7100 9600h3200" svg:viewBox="0 0 3201 1">
          <text:p text:style-name="P2"><text:span text:style-name="T1">Player has center</text:span></text:p>
        </draw:connector>
        <draw:connector draw:style-name="gr10" draw:text-style-name="P8" draw:layer="layout" svg:x1="6.423cm" svg:y1="10.3cm" svg:x2="10.3cm" svg:y2="11.1cm" draw:start-shape="id4" draw:start-glue-point="6" draw:end-shape="id6" draw:end-glue-point="3" svg:d="M6423 10300v800h3877" svg:viewBox="0 0 3878 801">
          <text:p text:style-name="P2"><text:span text:style-name="T1">Player has</text:span></text:p>
          <text:p text:style-name="P2"><text:span text:style-name="T1">Corner / edge</text:span></text:p>
        </draw:connector>
        <draw:connector draw:style-name="gr11" draw:text-style-name="P7" draw:layer="layout" svg:x1="3.019cm" svg:y1="6.2cm" svg:x2="5.745cm" svg:y2="12.401cm" draw:start-shape="id2" draw:start-glue-point="6" draw:end-shape="id7" draw:end-glue-point="5" svg:d="M3019 6200v6201h2726" svg:viewBox="0 0 2727 6202">
          <text:p text:style-name="P2"><text:span text:style-name="T1">Player: 1 piece</text:span></text:p>
          <text:p text:style-name="P2"><text:span text:style-name="T1">AI: 1 piece</text:span></text:p>
        </draw:connector>
        <draw:custom-shape draw:style-name="gr3" draw:text-style-name="P4" xml:id="id7" draw:id="id7" draw:layer="layout" svg:width="1.355cm" svg:height="1.4cm" svg:x="5.745cm" svg:y="11.7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3" xml:id="id8" draw:id="id8" draw:layer="layout" svg:width="3.099cm" svg:height="0.999cm" svg:x="10.6cm" svg:y="11.9cm">
          <text:p text:style-name="P2"><text:span text:style-name="T1">Play in </text:span></text:p>
          <text:p text:style-name="P2"><text:span text:style-name="T1">Opposite cor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svg:x1="7.1cm" svg:y1="12.401cm" svg:x2="10.6cm" svg:y2="12.399cm" draw:start-shape="id7" draw:start-glue-point="7" draw:end-shape="id8" draw:end-glue-point="3" svg:d="M7100 12401h1750v-2h1750" svg:viewBox="0 0 3501 3">
          <text:p text:style-name="P2"><text:span text:style-name="T1">Player has center</text:span></text:p>
        </draw:connector>
        <draw:custom-shape draw:style-name="gr8" draw:text-style-name="P3" xml:id="id9" draw:id="id9" draw:layer="layout" svg:width="2.7cm" svg:height="0.6cm" svg:x="10.7cm" svg:y="13.7cm">
          <text:p text:style-name="P2"><text:span text:style-name="T1">Play in c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8" draw:layer="layout" svg:x1="6.423cm" svg:y1="13.101cm" svg:x2="10.7cm" svg:y2="14cm" draw:start-shape="id7" draw:start-glue-point="6" draw:end-shape="id9" draw:end-glue-point="3" svg:d="M6423 13101v899h4277" svg:viewBox="0 0 4278 900">
          <text:p text:style-name="P2"><text:span text:style-name="T1">Player has</text:span></text:p>
          <text:p text:style-name="P2"><text:span text:style-name="T1">Corner / edge</text:span></text:p>
        </draw:connector>
        <draw:custom-shape draw:style-name="gr3" draw:text-style-name="P4" xml:id="id10" draw:id="id10" draw:layer="layout" svg:width="1.355cm" svg:height="1.4cm" svg:x="5.745cm" svg:y="14.7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7" draw:layer="layout" svg:x1="3.019cm" svg:y1="6.2cm" svg:x2="5.745cm" svg:y2="15.402cm" draw:start-shape="id2" draw:start-glue-point="6" draw:end-shape="id10" draw:end-glue-point="5" svg:d="M3019 6200v9202h2726" svg:viewBox="0 0 2727 9203">
          <text:p text:style-name="P2"><text:span text:style-name="T1">Player: 2 piece</text:span></text:p>
          <text:p text:style-name="P2"><text:span text:style-name="T1">AI: 1 piece</text:span></text:p>
        </draw:connector>
        <draw:custom-shape draw:style-name="gr5" draw:text-style-name="P3" xml:id="id11" draw:id="id11" draw:layer="layout" svg:width="3.4cm" svg:height="1.4cm" svg:x="12.601cm" svg:y="14.701cm">
          <text:p text:style-name="P2"><text:span text:style-name="T1">Play first </text:span></text:p>
          <text:p text:style-name="P2"><text:span text:style-name="T1">available cor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svg:x1="7.1cm" svg:y1="15.402cm" svg:x2="12.601cm" svg:y2="15.401cm" draw:start-shape="id10" draw:start-glue-point="7" draw:end-shape="id11" draw:end-glue-point="3" svg:d="M7100 15402h2751v-1h2750" svg:viewBox="0 0 5502 2">
          <text:p text:style-name="P2"><text:span text:style-name="T1">AI has corner, Player </text:span></text:p>
          <text:p text:style-name="P2"><text:span text:style-name="T1">has center + opposite corner</text:span></text:p>
        </draw:connector>
        <draw:custom-shape draw:style-name="gr3" draw:text-style-name="P4" xml:id="id12" draw:id="id12" draw:layer="layout" svg:width="1.355cm" svg:height="1.4cm" svg:x="7.142cm" svg:y="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7" draw:layer="layout" svg:x1="3.696cm" svg:y1="5.5cm" svg:x2="7.142cm" svg:y2="5.5cm" draw:start-shape="id2" draw:start-glue-point="7" draw:end-shape="id12" draw:end-glue-point="5" svg:d="M3696 5500h3446" svg:viewBox="0 0 3447 1">
          <text:p text:style-name="P2"><text:span text:style-name="T1">Check for win</text:span></text:p>
        </draw:connector>
        <draw:custom-shape draw:style-name="gr14" draw:text-style-name="P3" xml:id="id13" draw:id="id13" draw:layer="layout" svg:width="3.4cm" svg:height="0.8cm" svg:x="10.9cm" svg:y="5.1cm">
          <text:p text:style-name="P2"><text:span text:style-name="T1">Play winning 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svg:x1="8.497cm" svg:y1="5.5cm" svg:x2="10.9cm" svg:y2="5.5cm" draw:start-shape="id12" draw:start-glue-point="7" draw:end-shape="id13" draw:end-glue-point="3" svg:d="M8497 5500h2403" svg:viewBox="0 0 2404 1">
          <text:p text:style-name="P2"><text:span text:style-name="T1">AI can win</text:span></text:p>
        </draw:connector>
        <draw:custom-shape draw:style-name="gr14" draw:text-style-name="P3" xml:id="id14" draw:id="id14" draw:layer="layout" svg:width="3.4cm" svg:height="0.8cm" svg:x="11cm" svg:y="6.3cm">
          <text:p text:style-name="P2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svg:x1="7.82cm" svg:y1="6.2cm" svg:x2="11cm" svg:y2="6.7cm" draw:start-shape="id12" draw:start-glue-point="6" draw:end-shape="id14" draw:end-glue-point="3" svg:d="M7820 6200v502h1929v-2h1251" svg:viewBox="0 0 3181 503">
          <text:p text:style-name="P2"><text:span text:style-name="T1">Player can win</text:span></text:p>
        </draw:connector>
        <draw:connector draw:style-name="gr11" draw:text-style-name="P7" draw:layer="layout" svg:x1="3.019cm" svg:y1="6.2cm" svg:x2="4.804cm" svg:y2="17.451cm" draw:start-shape="id2" draw:start-glue-point="6" draw:end-shape="id15" draw:end-glue-point="3" svg:d="M3019 6200v11251h1785" svg:viewBox="0 0 1786 11252">
          <text:p text:style-name="P2"><text:span text:style-name="T1">Else</text:span></text:p>
        </draw:connector>
        <draw:custom-shape draw:style-name="gr15" draw:text-style-name="P3" xml:id="id15" draw:id="id15" draw:layer="layout" svg:width="3.4cm" svg:height="0.902cm" svg:x="4.804cm" svg:y="17cm">
          <text:p text:style-name="P2"><text:span text:style-name="T1">Play any </text:span></text:p>
          <text:p text:style-name="P2"><text:span text:style-name="T1">open squ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svg:x1="3.019cm" svg:y1="6.2cm" svg:x2="6.5cm" svg:y2="7.8cm" draw:start-shape="id2" draw:start-glue-point="6" draw:end-shape="id16" draw:end-glue-point="3" svg:d="M3019 6200v1600h3481" svg:viewBox="0 0 3482 1601">
          <text:p text:style-name="P2"><text:span text:style-name="T1">No piece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09:52:53.076423966</meta:creation-date>
    <dc:date>2017-09-29T11:47:15.574374278</dc:date>
    <meta:editing-duration>PT59M36S</meta:editing-duration>
    <meta:editing-cycles>7</meta:editing-cycles>
    <meta:generator>LibreOffice/5.1.6.2$Linux_X86_64 LibreOffice_project/10m0$Build-2</meta:generator>
    <meta:document-statistic meta:object-count="31"/>
  </office:meta>
</office:document-meta>
</file>